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5pt" style:font-size-asian="11.5pt" style:font-size-complex="11.5pt"/>
    </style:style>
    <style:style style:name="P2" style:family="paragraph" style:parent-style-name="Standard">
      <style:text-properties fo:font-size="11.5pt" fo:font-weight="bold" style:font-size-asian="11.5pt" style:font-weight-asian="bold" style:font-size-complex="11.5pt"/>
    </style:style>
    <style:style style:name="P3" style:family="paragraph" style:parent-style-name="Standard" style:master-page-name="Standard">
      <style:paragraph-properties style:page-number="auto"/>
    </style:style>
    <style:style style:name="T1" style:family="text">
      <style:text-properties fo:font-size="11.5pt" style:font-size-asian="11.5pt" style:font-size-complex="11.5pt"/>
    </style:style>
    <style:style style:name="T2" style:family="text">
      <style:text-properties fo:font-size="11.5pt" fo:font-weight="bold" style:font-size-asian="11.5pt" style:font-weight-asian="bold"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o: <text:tab/><text:tab/>Richard Murphy</text:span></text:p>
      <text:p text:style-name="P1"/>
      <text:p text:style-name="Standard"><text:span text:style-name="T1">From:<text:tab/><text:tab/>Michael Stepniak</text:span></text:p>
      <text:p text:style-name="P1"/>
      <text:p text:style-name="Standard"><text:span text:style-name="T1">Date:<text:tab/><text:tab/>5-20-13</text:span></text:p>
      <text:p text:style-name="P1"/>
      <text:p text:style-name="Standard"><text:span text:style-name="T1">Subject:<text:tab/>Formation of 501(c)(2) title holding corporation</text:span></text:p>
      <text:p text:style-name="P1"/>
      <text:p text:style-name="Standard"><text:span text:style-name="T2">Overview </text:span></text:p>
      <text:p text:style-name="P1"/>
      <text:p text:style-name="Standard"><text:span text:style-name="T1"><text:tab/>Establishing a 501(c)(2) requires that first, a mission statement and an informal board of directors exists (at the point at which this becomes formalized, Michigan law requires at least 3 directors). The next step is to establish a corporation under Michigan law; only after this can the process of applying for federal tax-exempt status begin. The final step is to apply for federal 501(c)(2) status.</text:span></text:p>
      <text:p text:style-name="P1"/>
      <text:p text:style-name="Standard"><text:span text:style-name="T2">Incorporation at the State Level</text:span></text:p>
      <text:p text:style-name="P2"/>
      <text:p text:style-name="Standard"><text:span text:style-name="T1"><text:tab/>In order to incorporate under state law, the parent organization (Michigan Suburbs Alliance) must file its articles of incorporation with the State of Michigan. both the form and instructions are in the folder uploaded to Jungledisk: Green Anchors 501(c)(2) -&gt; (folder) Forms &amp; Instructions -&gt; (folder) Michigan -&gt; (files within). Additionally, specific language must be attached to the Michigan articles of incorporation. The language, to be printed on a separate page can be found in the folder: Green Anchors 501(c)(2) -&gt; (folder) Corporation Documents -&gt; (file) Articles_of_Incorporation. The entirety of Article 8.1 must be attached.</text:span></text:p>
      <text:p text:style-name="P1"/>
      <text:p text:style-name="Standard"><text:span text:style-name="T2">Filing for 501(c)(2) status</text:span></text:p>
      <text:p text:style-name="P1"/>
      <text:p text:style-name="Standard"><text:span text:style-name="T1"><text:tab/>After receiving proof of incorporation from Michigan, the application the action of applying for IRS tax-exempt status can commence. The newly-formed corporation </text:span><text:bookmark-start text:name="_GoBack"/><text:span text:style-name="T1">must file form 1024 and form 8718. These forms, as well as instructions can be found in </text:span><text:bookmark-end text:name="_GoBack"/><text:span text:style-name="T1">folder: Green Anchors 501(c)(2) -&gt; (folder) Forms &amp; Instructions -&gt; (folder) IRS -&gt; (files within). Attached to this folder (aside from other attachments in the instructions will be IRS-specific articles of incorporation which can be found in the folder: Green Anchors 501(c)(2) -&gt; (folder) Corporation Documents -&gt; (file) Articles_of Incorporation. Additionally, if the corporation expects to be represented by an agent or attorney, the corporation must file a power of attorney with the exemption application specifically authorizing the agent or attorney to represent it by filing form 2848, which can be found in the IRS folder within the Forms &amp; Instructions Folder.</text:span></text:p>
      <text:p text:style-name="P1"/>
      <text:p text:style-name="Standard"><text:span text:style-name="T2">Additional Information</text:span></text:p>
      <text:p text:style-name="P1"/>
      <text:p text:style-name="Standard"><text:span text:style-name="T1"><text:tab/>I have typed up Corporation bylaws (in the Corporation Documents folder) and have filled in some of the blanks. At this point, it may be wise to have a lawyer read through the Articles of Incorporation and the bylaws, as well as any completed forms prior to fi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tepniak</meta:initial-creator>
    <dc:creator>Michael Stepniak</dc:creator>
    <meta:editing-cycles>1</meta:editing-cycles>
    <meta:creation-date>2013-05-20T04:51:00</meta:creation-date>
    <dc:date>2013-05-20T05:44:00</dc:date>
    <meta:editing-duration>PT38S</meta:editing-duration>
    <meta:generator>OpenOffice/4.0.0$Win32 OpenOffice.org_project/400m3$Build-9702</meta:generator>
    <meta:document-statistic meta:table-count="0" meta:image-count="0" meta:object-count="0" meta:page-count="1" meta:paragraph-count="12" meta:word-count="376" meta:character-count="2434"/>
    <meta:user-defined meta:name="AppVersion">14.0000</meta:user-defined>
    <meta:user-defined meta:name="Company">Michigan Suburbs Allia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